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tab/><text:tab/><text:tab/>Keeley Monroy</text:p>
      <text:p text:style-name="Standard"><text:tab/><text:tab/><text:tab/><text:tab/><text:tab/><text:tab/><text:tab/><text:tab/><text:tab/><text:tab/><text:tab/>Cent 285</text:p>
      <text:p text:style-name="Standard"><text:tab/><text:tab/><text:tab/><text:tab/><text:tab/><text:tab/><text:tab/><text:tab/><text:tab/><text:tab/><text:tab/>Project II</text:p>
      <text:p text:style-name="Standard"/>
      <text:p text:style-name="Standard">Public Link:</text:p>
      <text:p text:style-name="Standard"/>
      <text:p text:style-name="Standard"><text:tab/>Load all the following SQL files prior to deploying the database, including pgcrypto.sql</text:p>
      <text:p text:style-name="Standard"/>
      <text:p text:style-name="Standard">SQL Scripts:</text:p>
      <text:p text:style-name="Standard"><text:tab/>createTables.sql – handles the creation of all tables and user_suggestion view</text:p>
      <text:p text:style-name="Standard"><text:tab/>addInsertFuncs.sql – add functions to aid in inserting data</text:p>
      <text:p text:style-name="Standard"><text:tab/>loadInitData.sql – adds user records</text:p>
      <text:p text:style-name="Standard"><text:tab/>AddAuthenticationFuncs.sql – adds function and rule to aid in authentication</text:p>
      <text:p text:style-name="Standard"/>
      <text:p text:style-name="Standard">Files:</text:p>
      <text:p text:style-name="Standard"><text:tab/>app\models – Suggestion.rb, user,rb <text:s/></text:p>
      <text:p text:style-name="Standard"><text:tab/>app\controllers – application_controller.rb, pages_controller.rb, Suggestions_controller.rb </text:p>
      <text:p text:style-name="Standard"><text:tab/>app\view\pages – login.html.erb</text:p>
      <text:p text:style-name="Standard"><text:tab/>app\view\pages – logout.html.erb</text:p>
      <text:p text:style-name="Standard"><text:tab/>app\view\suggestions – new.html.erb</text:p>
      <text:p text:style-name="Standard"><text:tab/>app\view\suggestions – new.html.erb</text:p>
      <text:p text:style-name="Standard"><text:tab/>app\view\suggestions – edit.html.erb</text:p>
      <text:p text:style-name="Standard"><text:tab/>app\view\suggestions – chooseSuggestion.html.erb</text:p>
      <text:p text:style-name="Standard"><text:tab/>app\view\suggestions – index_by__last_name.html.erb</text:p>
      <text:p text:style-name="Standard"><text:tab/>app\view\suggestions – index_by_modified.html.erb</text:p>
      <text:p text:style-name="Standard"><text:tab/>app\view\suggestions – index_by_department.html.erb</text:p>
      <text:p text:style-name="Standard"><text:tab/>app\view\suggestions – index_by_division.html.erb</text:p>
      <text:p text:style-name="Standard"><text:tab/>app\view\suggestions – index_by_created.html.erb</text:p>
      <text:p text:style-name="Standard"><text:tab/>app\view\suggestions – index.html.erb</text:p>
      <text:p text:style-name="Standard"/>
      <text:p text:style-name="Standard"/>
      <text:p text:style-name="Standard">Working Features:</text:p>
      <text:p text:style-name="Standard"/>
      <text:p text:style-name="Standard"><text:tab/>All four Sql functions were deployed seamlessly. Tables, rule, security, and data were processed</text:p>
      <text:p text:style-name="Standard"><text:tab/>completely. All users passwords were encrypted.</text:p>
      <text:p text:style-name="Standard"/>
      <text:p text:style-name="Standard"><text:tab/></text:p>
      <text:p text:style-name="Standard"/>
      <text:p text:style-name="Standard">Extra Credit:</text:p>
      <text:p text:style-name="Standard"/>
      <text:p text:style-name="Standard"><text:tab/>Various “guest” views were created with the basic sql function ordered_by, altering the </text:p>
      <text:p text:style-name="Standard"><text:tab/>index.html.erb file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rsMoore </meta:initial-creator>
    <meta:creation-date>2011-03-15T03:20:00</meta:creation-date>
    <dc:date>2011-03-15T08:45:16</dc:date>
    <dc:creator>MrsMoore </dc:creator>
    <meta:editing-duration>PT05H25M21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32" meta:word-count="144" meta:character-count="1367"/>
  </office:meta>
</office:document-meta>
</file>